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 svg:panose-1="2 11 6 4 3 5 4 4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Tahoma" svg:font-family="Tahoma"/>
  </office:font-face-decls>
  <office:automatic-styles>
    <style:style style:family="text" style:name="a91583e" style:parent-style-name="DefaultParagraphFont">
      <style:text-properties fo:country="US" fo:language="en"/>
    </style:style>
    <style:style style:family="paragraph" style:name="ad0d2d8" style:parent-style-name="Normal">
      <style:text-properties fo:country="US" fo:language="en"/>
    </style:style>
    <style:style style:family="paragraph" style:name="aaea38f" style:parent-style-name="Normal">
      <style:text-properties fo:country="US" fo:language="en"/>
    </style:style>
    <style:style style:family="paragraph" style:name="a2941f8" style:parent-style-name="Normal">
      <style:text-properties fo:country="US" fo:language="en"/>
    </style:style>
    <style:style style:family="paragraph" style:name="a4c30c5" style:parent-style-name="Normal">
      <style:paragraph-properties fo:break-before="page"/>
      <style:text-properties fo:country="US" fo:language="en"/>
    </style:style>
    <style:style style:family="paragraph" style:name="a3200ca" style:parent-style-name="Normal">
      <style:paragraph-properties fo:break-before="page"/>
      <style:text-properties fo:country="US" fo:language="en"/>
    </style:style>
    <style:style style:family="paragraph" style:name="a4e3f85" style:parent-style-name="Normal">
      <style:text-properties fo:country="US" fo:language="en"/>
    </style:style>
    <style:style style:family="paragraph" style:name="a783591" style:parent-style-name="Normal">
      <style:paragraph-properties fo:break-before="page"/>
      <style:text-properties fo:country="US" fo:language="en"/>
    </style:style>
    <style:style style:family="paragraph" style:name="ae07769" style:parent-style-name="Normal">
      <style:text-properties fo:country="US" fo:language="en"/>
    </style:style>
    <style:style style:family="paragraph" style:name="a00bae7" style:parent-style-name="Normal">
      <style:text-properties fo:country="US" fo:language="en"/>
    </style:style>
    <style:style style:family="paragraph" style:name="a763602" style:parent-style-name="Normal">
      <style:text-properties fo:country="US" fo:language="en"/>
    </style:style>
    <style:style style:family="paragraph" style:name="a9e50ad" style:parent-style-name="Normal">
      <style:text-properties fo:country="US" fo:language="en"/>
    </style:style>
    <style:style style:family="paragraph" style:name="ace4f35" style:parent-style-name="Normal">
      <style:paragraph-properties fo:break-before="page"/>
      <style:text-properties fo:country="DE" fo:language="de"/>
    </style:style>
    <style:style style:family="paragraph" style:name="a72b857" style:parent-style-name="Normal">
      <style:text-properties fo:country="DE" fo:language="de"/>
    </style:style>
    <style:style style:family="paragraph" style:name="a65a0a9" style:parent-style-name="Normal">
      <style:text-properties fo:country="DE" fo:language="de"/>
    </style:style>
    <style:style style:family="paragraph" style:name="a208a42" style:parent-style-name="Normal">
      <style:text-properties fo:country="DE" fo:language="de"/>
    </style:style>
    <style:style style:family="paragraph" style:name="aca6625" style:parent-style-name="Normal">
      <style:text-properties fo:country="DE" fo:language="de"/>
    </style:style>
    <style:style style:family="paragraph" style:name="aab8d33" style:parent-style-name="Normal">
      <style:paragraph-properties fo:break-before="page"/>
      <style:text-properties fo:country="DE" fo:language="de"/>
    </style:style>
  </office:automatic-styles>
  <office:body>
    <office:text>
      <text:p text:style-name="aab8d33">Asdf jdasfl jdalfjdklöafdas fdafda das dgfs gdfs g</text:p>
      <text:p text:style-name="aca6625">G fds</text:p>
      <text:p text:style-name="a208a42">Gf</text:p>
      <text:p text:style-name="a65a0a9">Gfd</text:p>
      <text:p text:style-name="a72b857"><text:s/>G</text:p>
      <text:p text:style-name="ace4f35"/>
      <text:p text:style-name="a9e50ad">As<text:s/><text:s/>dfjla fdjklad</text:p>
      <text:p text:style-name="a763602">A fdjak fldajfd</text:p>
      <text:p text:style-name="a00bae7">Asf djfkaldasf dsafda</text:p>
      <text:p text:style-name="ae07769"><text:s/>fdsa</text:p>
      <text:p text:style-name="a783591"/>
      <text:p text:style-name="a4e3f85"><text:s/>dfasklfdsjafkldjasfldsjfkl<text:s/></text:p>
      <text:p text:style-name="a3200ca">dysg fdsg</text:p>
      <text:p text:style-name="a4c30c5"/>
      <text:p text:style-name="a2941f8"/>
      <text:p text:style-name="aaea38f"><text:s/>dfsg dfklgökfs gfds gfds</text:p>
      <text:p text:style-name="ad0d2d8"><text:s/>gfdajkladfd</text:p>
      <text:p text:style-name="Normal"><text:span text:style-name="a91583e">af djakl dfjkla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 svg:panose-1="2 11 6 4 3 5 4 4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Tahoma" svg:font-family="Tahoma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FR" fo:font-size="11.0pt" fo:font-style="normal" fo:font-weight="normal" fo:language="fr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Header" style:family="paragraph" style:name="Header" style:parent-style-name="Normal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Balloon Text" style:family="paragraph" style:name="BalloonText" style:parent-style-name="Normal">
      <style:paragraph-properties fo:line-height="100%" fo:margin-bottom="0.0mm"/>
      <style:text-properties fo:font-size="8.0pt" style:font-name="Tahoma" style:font-name-complex="Tahoma" style:font-size-asian="8.0pt"/>
    </style:style>
    <style:style style:display-name="Footer" style:family="paragraph" style:name="Footer" style:parent-style-name="Normal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Default Paragraph Font" style:family="text" style:name="DefaultParagraphFont" style:parent-style-name="default_character_style"/>
    <style:style style:display-name="Footer Char" style:family="text" style:name="FooterChar" style:parent-style-name="DefaultParagraphFont"/>
    <style:style style:display-name="Header Char" style:family="text" style:name="HeaderChar" style:parent-style-name="DefaultParagraphFont"/>
    <style:style style:display-name="Balloon Text Char" style:family="text" style:name="BalloonTextChar" style:parent-style-name="DefaultParagraphFont">
      <style:text-properties fo:font-size="8.0pt" style:font-name="Tahoma" style:font-name-complex="Tahoma" style:font-size-asian="8.0pt"/>
    </style:style>
    <style:default-style style:family="graphic">
      <style:graphic-properties draw:fill="solid" draw:fill-color="#4f81bd"/>
    </style:default-style>
  </office:styles>
  <office:automatic-styles>
    <style:style style:family="paragraph" style:name="ac67613" style:parent-style-name="Header">
      <style:text-properties fo:country="DE" fo:language="de"/>
    </style:style>
    <style:style style:family="text" style:name="ae02048" style:parent-style-name="DefaultParagraphFont">
      <style:text-properties fo:color="#7F7F7F" fo:country="DE" fo:language="de"/>
    </style:style>
    <style:style style:family="paragraph" style:name="a15b28a" style:parent-style-name="Header">
      <style:paragraph-properties fo:border-bottom="0.18mm solid #A5A5A5" fo:border-left="none" fo:border-right="none" fo:border-top="none" fo:line-height="115%" fo:margin-bottom="2.12mm" fo:padding-bottom="0.35mm" fo:padding-left="0.0mm" fo:padding-right="0.0mm" fo:padding-top="0.0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  <style:style style:family="text" style:name="a031ae1" style:parent-style-name="DefaultParagraphFont">
      <style:text-properties fo:color="#4F81BD" fo:country="DE" fo:language="de"/>
    </style:style>
    <style:style style:family="paragraph" style:name="ac14c97" style:parent-style-name="Header">
      <style:paragraph-properties fo:line-height="115%" fo:margin-bottom="2.12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  <style:style style:family="text" style:name="af9a547" style:parent-style-name="DefaultParagraphFont">
      <style:text-properties fo:color="#1F497D" fo:country="DE" fo:font-size="14.0pt" fo:font-weight="bold" fo:language="de" style:font-size-asian="14.0pt" style:font-weight-asian="bold" style:font-weight-complex="bold"/>
    </style:style>
    <style:style style:family="paragraph" style:name="a9534ab" style:parent-style-name="Header">
      <style:paragraph-properties fo:line-height="115%" fo:margin-bottom="2.12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  <style:style style:family="paragraph" style:name="a8f3841" style:parent-style-name="Header">
      <style:text-properties fo:country="DE" fo:language="de"/>
    </style:style>
    <style:style style:family="text" style:name="afc7c56" style:parent-style-name="DefaultParagraphFont">
      <style:text-properties fo:color="#7F7F7F" fo:country="DE" fo:language="de"/>
    </style:style>
    <style:style style:family="paragraph" style:name="ace68a5" style:parent-style-name="Header">
      <style:paragraph-properties fo:border-bottom="0.18mm solid #A5A5A5" fo:border-left="none" fo:border-right="none" fo:border-top="none" fo:line-height="115%" fo:margin-bottom="2.12mm" fo:padding-bottom="0.35mm" fo:padding-left="0.0mm" fo:padding-right="0.0mm" fo:padding-top="0.0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  <style:style style:family="text" style:name="ad0c2c3" style:parent-style-name="DefaultParagraphFont">
      <style:text-properties fo:color="#4F81BD" fo:country="DE" fo:language="de"/>
    </style:style>
    <style:style style:family="paragraph" style:name="ae2a7b1" style:parent-style-name="Header">
      <style:paragraph-properties fo:line-height="115%" fo:margin-bottom="2.12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  <style:style style:family="text" style:name="ae9469e" style:parent-style-name="DefaultParagraphFont">
      <style:text-properties fo:color="#1F497D" fo:country="DE" fo:font-size="14.0pt" fo:font-weight="bold" fo:language="de" style:font-size-asian="14.0pt" style:font-weight-asian="bold" style:font-weight-complex="bold"/>
    </style:style>
    <style:style style:family="paragraph" style:name="ad4efce" style:parent-style-name="Header">
      <style:paragraph-properties fo:line-height="115%" fo:margin-bottom="2.12mm" fo:text-align="right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/>
    </style:style>
  </office:automatic-styles>
  <office:master-styles>
    <style:master-page style:name="MP0">
      <style:header>
        <text:p text:style-name="ad4efce"><text:span text:style-name="ae9469e">[Geben Sie den Titel des Dokuments ein]</text:span></text:p>
        <text:p text:style-name="ae2a7b1"><text:span text:style-name="ad0c2c3">[Geben Sie den Untertitel des Dokuments ein]</text:span></text:p>
        <text:p text:style-name="ace68a5"><text:span text:style-name="afc7c56">Gsf fdsgfdsg dfsgdsfdsfds gdfsgdfs g sg<text:s/><text:s/>gfds gfdsJacki2</text:span></text:p>
        <text:p text:style-name="a8f3841"/>
      </style:header>
    </style:master-page>
    <style:master-page style:name="MP1">
      <style:header>
        <text:p text:style-name="a9534ab"><text:span text:style-name="af9a547">[Geben Sie den Titel des Dokuments ein]</text:span></text:p>
        <text:p text:style-name="ac14c97"><text:span text:style-name="a031ae1">[Geben Sie den Untertitel des Dokuments ein]</text:span></text:p>
        <text:p text:style-name="a15b28a"><text:span text:style-name="ae02048">Gsf fdsgfdsg dfsgdsfdsfds gdfsgdfs g sg<text:s/><text:s/>gfds gfdsJacki2</text:span></text:p>
        <text:p text:style-name="ac67613"/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2</dc:date>
    <meta:editing-cycles>2</meta:editing-cycles>
    <meta:editing-duration>PT0.013S</meta:editing-duration>
  </office:meta>
</office:document-meta>
</file>